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_CUSTOM:CLEAROPENING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10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10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&amp;_FIXTUT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table:style-name="ce8"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Mushroom Log</text:p>
          </table:table-cell>
          <table:table-cell table:number-columns-repeated="1022"/>
        </table:table-row>
        <table:table-row table:style-name="ro1">
          <table:table-cell office:value-type="string">
            <text:p>FarmMush0</text:p>
          </table:table-cell>
          <table:table-cell office:value-type="string">
            <text:p>_GIVE:portobello,1&amp;_TEXT:farmMush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bearbo_SETTARGET&amp;_CLEARTARGET&amp;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9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9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9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9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targ_ISMOVING:false&amp;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9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9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9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9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9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9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9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9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9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9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9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9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9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9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9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9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9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KelpBoy_ISMOVING:false&amp;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9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9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9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9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9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9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_COMPLETEQUEST:findFakeFarm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9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9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9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9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9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FarmerJeff_ANIM:Jef&amp;FarmerJeff_ISMOVING:false&amp;HK_ANIM:HOUSEKEEPERTalk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9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FarmerJeff_ANIM:JefTalkS&amp;_TEXT:fakeFarm10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1</text:p>
          </table:table-cell>
          <table:table-cell table:number-columns-repeated="1022"/>
        </table:table-row>
        <table:table-row table:style-name="ro1">
          <table:table-cell office:value-type="string">
            <text:p>exitBarn10</text:p>
          </table:table-cell>
          <table:table-cell office:value-type="string">
            <text:p>FarmerJeff_ANIM:Jef&amp;FarmerJeff_ISMOVING:false&amp;_TEXT:fakeFarm12</text:p>
          </table:table-cell>
          <table:table-cell table:number-columns-repeated="1022"/>
        </table:table-row>
        <table:table-row table:style-name="ro1">
          <table:table-cell office:value-type="string">
            <text:p>exitBarn11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12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FarmerJeff_ANIM:JefTalkS&amp;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9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9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9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9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9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9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9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9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9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9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9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9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9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9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9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9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9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9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9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9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9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9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9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9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9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9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_NOSKIP&amp;pl_MOVE:y18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NOSKIP&amp;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9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1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17},{"q":"player.techAxis &lt;= 0 &amp;&amp; player.ethicsAxis &lt; 0","v":9},{"q":"true","v":25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ENDCUT:end1,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ENDCUT:end2p,naturalGood1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ENDCUT:end3np,naturalGood2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ENDCUT:end4np,naturalGood3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ENDCUT:end5np,naturalGood4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ENDCUT:end6np,naturalGood5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ENDCUT:end7np,naturalGood6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COMPLETEQUEST:theGame&amp;_COMPLETEQUEST:N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ENDCUT:end1,naturalBad0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ENDCUT:end2v,naturalBad1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ENDCUT:end3nv,naturalBad2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ENDCUT:end4nv,naturalBad3</text:p>
          </table:table-cell>
          <table:table-cell table:number-columns-repeated="1022"/>
        </table:table-row>
        <table:table-row table:style-name="ro1">
          <table:table-cell office:value-type="string">
            <text:p>theEnd13</text:p>
          </table:table-cell>
          <table:table-cell office:value-type="string">
            <text:p>_ENDCUT:end5nv,naturalBad4</text:p>
          </table:table-cell>
          <table:table-cell table:number-columns-repeated="1022"/>
        </table:table-row>
        <table:table-row table:style-name="ro1">
          <table:table-cell office:value-type="string">
            <text:p>theEnd14</text:p>
          </table:table-cell>
          <table:table-cell office:value-type="string">
            <text:p>_ENDCUT:end6nv,naturalBad5</text:p>
          </table:table-cell>
          <table:table-cell table:number-columns-repeated="1022"/>
        </table:table-row>
        <table:table-row table:style-name="ro1">
          <table:table-cell office:value-type="string">
            <text:p>theEnd15</text:p>
          </table:table-cell>
          <table:table-cell office:value-type="string">
            <text:p>_ENDCUT:end7nv,naturalBad6</text:p>
          </table:table-cell>
          <table:table-cell table:number-columns-repeated="1022"/>
        </table:table-row>
        <table:table-row table:style-name="ro1">
          <table:table-cell office:value-type="string">
            <text:p>theEnd16</text:p>
          </table:table-cell>
          <table:table-cell office:value-type="string">
            <text:p>_COMPLETEQUEST:theGame&amp;_COMPLETEQUEST:NV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7</text:p>
          </table:table-cell>
          <table:table-cell office:value-type="string">
            <text:p>_ENDCUT:end1,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18</text:p>
          </table:table-cell>
          <table:table-cell office:value-type="string">
            <text:p>_ENDCUT:end2p,industrialGood1</text:p>
          </table:table-cell>
          <table:table-cell table:number-columns-repeated="1022"/>
        </table:table-row>
        <table:table-row table:style-name="ro1">
          <table:table-cell office:value-type="string">
            <text:p>theEnd19</text:p>
          </table:table-cell>
          <table:table-cell office:value-type="string">
            <text:p>_ENDCUT:end3ip,industrialGood2</text:p>
          </table:table-cell>
          <table:table-cell table:number-columns-repeated="1022"/>
        </table:table-row>
        <table:table-row table:style-name="ro1">
          <table:table-cell office:value-type="string">
            <text:p>theEnd20</text:p>
          </table:table-cell>
          <table:table-cell office:value-type="string">
            <text:p>_ENDCUT:end4ip,industrialGood3</text:p>
          </table:table-cell>
          <table:table-cell table:number-columns-repeated="1022"/>
        </table:table-row>
        <table:table-row table:style-name="ro1">
          <table:table-cell office:value-type="string">
            <text:p>theEnd21</text:p>
          </table:table-cell>
          <table:table-cell office:value-type="string">
            <text:p>_ENDCUT:end5ip,industrialGood4</text:p>
          </table:table-cell>
          <table:table-cell table:number-columns-repeated="1022"/>
        </table:table-row>
        <table:table-row table:style-name="ro1">
          <table:table-cell office:value-type="string">
            <text:p>theEnd22</text:p>
          </table:table-cell>
          <table:table-cell office:value-type="string">
            <text:p>_ENDCUT:end6ip,industrialGood5</text:p>
          </table:table-cell>
          <table:table-cell table:number-columns-repeated="1022"/>
        </table:table-row>
        <table:table-row table:style-name="ro1">
          <table:table-cell office:value-type="string">
            <text:p>theEnd23</text:p>
          </table:table-cell>
          <table:table-cell office:value-type="string">
            <text:p>_ENDCUT:end7ip,industrialGood6</text:p>
          </table:table-cell>
          <table:table-cell table:number-columns-repeated="1022"/>
        </table:table-row>
        <table:table-row table:style-name="ro1">
          <table:table-cell office:value-type="string">
            <text:p>theEnd24</text:p>
          </table:table-cell>
          <table:table-cell office:value-type="string">
            <text:p>_COMPLETEQUEST:theGame&amp;_COMPLETEQUEST:IG&amp;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25</text:p>
          </table:table-cell>
          <table:table-cell office:value-type="string">
            <text:p>_ENDCUT:end1,industrialBad0</text:p>
          </table:table-cell>
          <table:table-cell table:number-columns-repeated="1022"/>
        </table:table-row>
        <table:table-row table:style-name="ro1">
          <table:table-cell office:value-type="string">
            <text:p>theEnd26</text:p>
          </table:table-cell>
          <table:table-cell office:value-type="string">
            <text:p>_ENDCUT:end2v,industrialBad1</text:p>
          </table:table-cell>
          <table:table-cell table:number-columns-repeated="1022"/>
        </table:table-row>
        <table:table-row table:style-name="ro1">
          <table:table-cell office:value-type="string">
            <text:p>theEnd27</text:p>
          </table:table-cell>
          <table:table-cell office:value-type="string">
            <text:p>_ENDCUT:end3iv,industrialBad2</text:p>
          </table:table-cell>
          <table:table-cell table:number-columns-repeated="1022"/>
        </table:table-row>
        <table:table-row table:style-name="ro1">
          <table:table-cell office:value-type="string">
            <text:p>theEnd28</text:p>
          </table:table-cell>
          <table:table-cell office:value-type="string">
            <text:p>_ENDCUT:end4iv,industrialBad3</text:p>
          </table:table-cell>
          <table:table-cell table:number-columns-repeated="1022"/>
        </table:table-row>
        <table:table-row table:style-name="ro1">
          <table:table-cell office:value-type="string">
            <text:p>theEnd29</text:p>
          </table:table-cell>
          <table:table-cell office:value-type="string">
            <text:p>_ENDCUT:end5iv,industrialBad4</text:p>
          </table:table-cell>
          <table:table-cell table:number-columns-repeated="1022"/>
        </table:table-row>
        <table:table-row table:style-name="ro1">
          <table:table-cell office:value-type="string">
            <text:p>theEnd30</text:p>
          </table:table-cell>
          <table:table-cell office:value-type="string">
            <text:p>_ENDCUT:end6iv,industrialBad5</text:p>
          </table:table-cell>
          <table:table-cell table:number-columns-repeated="1022"/>
        </table:table-row>
        <table:table-row table:style-name="ro1">
          <table:table-cell office:value-type="string">
            <text:p>theEnd31</text:p>
          </table:table-cell>
          <table:table-cell office:value-type="string">
            <text:p>_ENDCUT:end7iv,industrialBad6</text:p>
          </table:table-cell>
          <table:table-cell table:number-columns-repeated="1022"/>
        </table:table-row>
        <table:table-row table:style-name="ro1">
          <table:table-cell office:value-type="string">
            <text:p>theEnd32</text:p>
          </table:table-cell>
          <table:table-cell office:value-type="string">
            <text:p>_COMPLETEQUEST:theGame&amp;_COMPLETEQUEST:IV&amp;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Healing Station</text:p>
          </table:table-cell>
          <table:table-cell table:number-columns-repeated="1022"/>
        </table:table-row>
        <table:table-row table:style-name="ro1">
          <table:table-cell office:value-type="string">
            <text:p>healStation0</text:p>
          </table:table-cell>
          <table:table-cell office:value-type="string">
            <text:p>_CUSTOM:HEAL&amp;_TEXT:healingSta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Going Down and Going Up</text:p>
          </table:table-cell>
          <table:table-cell table:number-columns-repeated="1022"/>
        </table:table-row>
        <table:table-row table:style-name="ro1">
          <table:table-cell office:value-type="string">
            <text:p>leaveCave0</text:p>
          </table:table-cell>
          <table:table-cell office:value-type="string">
            <text:p>_TEXT:goUpCave,sYes,sNo</text:p>
          </table:table-cell>
          <table:table-cell table:number-columns-repeated="1022"/>
        </table:table-row>
        <table:table-row table:style-name="ro1">
          <table:table-cell office:value-type="string">
            <text:p>leave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leave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leaveCave3</text:p>
          </table:table-cell>
          <table:table-cell office:value-type="string">
            <text:p>_CUSTOM:LEAVECAVE</text:p>
          </table:table-cell>
          <table:table-cell table:number-columns-repeated="1022"/>
        </table:table-row>
        <table:table-row table:style-name="ro1">
          <table:table-cell office:value-type="string">
            <text:p>downCave0</text:p>
          </table:table-cell>
          <table:table-cell office:value-type="string">
            <text:p>_TEXT:goDownCave,sYes,sNo</text:p>
          </table:table-cell>
          <table:table-cell table:number-columns-repeated="1022"/>
        </table:table-row>
        <table:table-row table:style-name="ro1">
          <table:table-cell office:value-type="string">
            <text:p>downCave1</text:p>
          </table:table-cell>
          <table:table-cell table:style-name="ce9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downCave2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downCave3</text:p>
          </table:table-cell>
          <table:table-cell office:value-type="string">
            <text:p>_CUSTOM:DOWNCAVE</text:p>
          </table:table-cell>
          <table:table-cell table:number-columns-repeated="1022"/>
        </table:table-row>
        <table:table-row table:style-name="ro1">
          <table:table-cell office:value-type="string">
            <text:p>enterCave0</text:p>
          </table:table-cell>
          <table:table-cell office:value-type="string">
            <text:p>?[{"q":"!player.hasWon()","v":5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nterCave1</text:p>
          </table:table-cell>
          <table:table-cell office:value-type="string">
            <text:p>_TEXT:enterTheCave,sYes,sNo</text:p>
          </table:table-cell>
          <table:table-cell table:number-columns-repeated="1022"/>
        </table:table-row>
        <table:table-row table:style-name="ro1">
          <table:table-cell office:value-type="string">
            <text:p>enterCave2</text:p>
          </table:table-cell>
          <table:table-cell table:style-name="ce9" office:value-type="string">
            <text:p>?[{"q":"d===0","v":4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nterCave3</text:p>
          </table:table-cell>
          <table:table-cell office:value-type="string">
            <text:p>_QUIT&amp;_END</text:p>
          </table:table-cell>
          <table:table-cell table:number-columns-repeated="1022"/>
        </table:table-row>
        <table:table-row table:style-name="ro1">
          <table:table-cell office:value-type="string">
            <text:p>enterCave4</text:p>
          </table:table-cell>
          <table:table-cell office:value-type="string">
            <text:p>_CUSTOM:ENTERCAVE</text:p>
          </table:table-cell>
          <table:table-cell table:number-columns-repeated="1022"/>
        </table:table-row>
        <table:table-row table:style-name="ro1">
          <table:table-cell office:value-type="string">
            <text:p>enterCave5</text:p>
          </table:table-cell>
          <table:table-cell office:value-type="string">
            <text:p>caveboy_ISMOVING:true&amp;_TEXT:undergroundNotYet</text:p>
          </table:table-cell>
          <table:table-cell table:number-columns-repeated="1022"/>
        </table:table-row>
        <table:table-row table:style-name="ro1">
          <table:table-cell office:value-type="string">
            <text:p>enterCave6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Cave: Skyler</text:p>
          </table:table-cell>
          <table:table-cell table:number-columns-repeated="1022"/>
        </table:table-row>
        <table:table-row table:style-name="ro1">
          <table:table-cell office:value-type="string">
            <text:p>caveDive0</text:p>
          </table:table-cell>
          <table:table-cell office:value-type="string">
            <text:p>?[{"q":"!player.hasWon()","v":11},{"q":"player.completedQuest('spokeToCaveMan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caveDive1</text:p>
          </table:table-cell>
          <table:table-cell office:value-type="string">
            <text:p>targ_ISMOVING:true&amp;_COMPLETEQUEST:spokeToCaveMan&amp;_TEXT:underground(0-17)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2</text:p>
          </table:table-cell>
          <table:table-cell office:value-type="string">
            <text:p>targ_ISMOVING:true&amp;_TEXT:undergroundA0,under.A,under.B,under.C</text:p>
          </table:table-cell>
          <table:table-cell table:number-columns-repeated="1022"/>
        </table:table-row>
        <table:table-row table:style-name="ro1">
          <table:table-cell office:value-type="string">
            <text:p>caveDive3</text:p>
          </table:table-cell>
          <table:table-cell table:style-name="ce9" office:value-type="string">
            <text:p>?[{"q":"d===0","v":8},{"q":"d===1","v":5},{"q":"d===2","v":4}]</text:p>
          </table:table-cell>
          <table:table-cell table:number-columns-repeated="1022"/>
        </table:table-row>
        <table:table-row table:style-name="ro1">
          <table:table-cell office:value-type="string">
            <text:p>caveDive4</text:p>
          </table:table-cell>
          <table:table-cell office:value-type="string">
            <text:p>_TEXT:undergroundC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5</text:p>
          </table:table-cell>
          <table:table-cell table:style-name="ce9" office:value-type="string">
            <text:p>?[{"q":"player.caveDepth !== undefined","v":7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caveDive6</text:p>
          </table:table-cell>
          <table:table-cell office:value-type="string">
            <text:p>_TEXT:undergroundB0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7</text:p>
          </table:table-cell>
          <table:table-cell office:value-type="string">
            <text:p>_CUSTOM:CAVESTATS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Dive8</text:p>
          </table:table-cell>
          <table:table-cell office:value-type="string">
            <text:p>_TEXT:undergroundA1</text:p>
          </table:table-cell>
          <table:table-cell table:number-columns-repeated="1022"/>
        </table:table-row>
        <table:table-row table:style-name="ro1">
          <table:table-cell office:value-type="string">
            <text:p>caveDive9</text:p>
          </table:table-cell>
          <table:table-cell office:value-type="string">
            <text:p>_TEXT:underground(1-17)</text:p>
          </table:table-cell>
          <table:table-cell table:number-columns-repeated="1022"/>
        </table:table-row>
        <table:table-row table:style-name="ro1">
          <table:table-cell office:value-type="string">
            <text:p>caveDive10</text:p>
          </table:table-cell>
          <table:table-cell office:value-type="string">
            <text:p>targ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Dive11</text:p>
          </table:table-cell>
          <table:table-cell office:value-type="string">
            <text:p>targ_ISMOVING:true&amp;_TEXT:undergroundNotYet&amp;_SETSTATE:10</text:p>
          </table:table-cell>
          <table:table-cell table:number-columns-repeated="1022"/>
        </table:table-row>
        <table:table-row table:style-name="ro1">
          <table:table-cell office:value-type="string">
            <text:p>caveEscape0</text:p>
          </table:table-cell>
          <table:table-cell office:value-type="string">
            <text:p>caveboy_ISMOVING:true&amp;_TEXT:undergroundEscape</text:p>
          </table:table-cell>
          <table:table-cell table:number-columns-repeated="1022"/>
        </table:table-row>
        <table:table-row table:style-name="ro1">
          <table:table-cell office:value-type="string">
            <text:p>caveEscape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office:value-type="string">
            <text:p>caveFail0</text:p>
          </table:table-cell>
          <table:table-cell office:value-type="string">
            <text:p>_CUSTOM:CAVEDIED&amp;caveboy_ISMOVING:true&amp;_TEXT:undergroundFail</text:p>
          </table:table-cell>
          <table:table-cell table:number-columns-repeated="1022"/>
        </table:table-row>
        <table:table-row table:style-name="ro1">
          <table:table-cell office:value-type="string">
            <text:p>caveFail1</text:p>
          </table:table-cell>
          <table:table-cell office:value-type="string">
            <text:p>caveboy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 (Natural Good): Some Gu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MoveIn0</text:p>
          </table:table-cell>
          <table:table-cell table:style-name="ce9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newMoveIn1</text:p>
          </table:table-cell>
          <table:table-cell office:value-type="string">
            <text:p>targ_ISMOVING:true&amp;_TEXT:newMoveIn0&amp;_END</text:p>
          </table:table-cell>
          <table:table-cell table:number-columns-repeated="1022"/>
        </table:table-row>
        <table:table-row table:style-name="ro1">
          <table:table-cell office:value-type="string">
            <text:p>newMoveIn2</text:p>
          </table:table-cell>
          <table:table-cell office:value-type="string">
            <text:p>targ_ISMOVING:true&amp;_TEXT:newMoveIn1&amp;_END</text:p>
          </table:table-cell>
          <table:table-cell table:number-columns-repeated="1022"/>
        </table:table-row>
        <table:table-row table:style-name="ro1">
          <table:table-cell office:value-type="string">
            <text:p>newMoveIn3</text:p>
          </table:table-cell>
          <table:table-cell office:value-type="string">
            <text:p>targ_ISMOVING:true&amp;_TEXT:newMoveIn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Industrial Good)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Recep0</text:p>
          </table:table-cell>
          <table:table-cell office:value-type="string">
            <text:p>recep_ISMOVING:true&amp;_TEXT:newRecep</text:p>
          </table:table-cell>
          <table:table-cell table:number-columns-repeated="1022"/>
        </table:table-row>
        <table:table-row table:style-name="ro1">
          <table:table-cell office:value-type="string">
            <text:p>newRecep1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 (Natural Bad): Becket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ckettJail0</text:p>
          </table:table-cell>
          <table:table-cell office:value-type="string">
            <text:p>beckJail_ISMOVING:true&amp;_TEXT:beckettJail0</text:p>
          </table:table-cell>
          <table:table-cell table:number-columns-repeated="1022"/>
        </table:table-row>
        <table:table-row table:style-name="ro1">
          <table:table-cell office:value-type="string">
            <text:p>beckettJail1</text:p>
          </table:table-cell>
          <table:table-cell office:value-type="string">
            <text:p>beckJail_ISMOVING:false&amp;_TEXT:beckettJail(1-2)</text:p>
          </table:table-cell>
          <table:table-cell table:number-columns-repeated="1022"/>
        </table:table-row>
        <table:table-row table:style-name="ro1">
          <table:table-cell office:value-type="string">
            <text:p>beckettJail2</text:p>
          </table:table-cell>
          <table:table-cell office:value-type="string">
            <text:p>beckJail_ISMOVING:true&amp;_TEXT:beckettJail3</text:p>
          </table:table-cell>
          <table:table-cell table:number-columns-repeated="1022"/>
        </table:table-row>
        <table:table-row table:style-name="ro1">
          <table:table-cell office:value-type="string">
            <text:p>beckettJail3</text:p>
          </table:table-cell>
          <table:table-cell office:value-type="string">
            <text:p>beckJail_ISMOVING:false&amp;_QUIT&amp;_END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7">09/07/2019</text:date>, <text:time>16:5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9-09-07T16:50:02.53</dc:date>
    <dc:creator>Seab Dinch</dc:creator>
    <meta:editing-duration>P105DT18H25M46S</meta:editing-duration>
    <meta:editing-cycles>812</meta:editing-cycles>
    <meta:generator>OpenOffice/4.1.2$Win32 OpenOffice.org_project/412m3$Build-9782</meta:generator>
    <meta:document-statistic meta:table-count="3" meta:cell-count="1671" meta:object-count="0"/>
  </office:meta>
</office:document-meta>
</file>